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1.542cm" fo:text-indent="0cm" style:auto-text-indent="false"/>
    </style:style>
    <style:style style:name="P2" style:family="paragraph" style:parent-style-name="Standard">
      <style:paragraph-properties fo:margin-left="0cm" fo:margin-right="-1.542cm" fo:text-indent="0cm" style:auto-text-indent="false"/>
      <style:text-properties style:font-name="Arial" fo:font-size="10pt" style:font-size-asian="10pt" style:font-name-complex="Arial" style:font-size-complex="10pt"/>
    </style:style>
    <style:style style:name="P3" style:family="paragraph" style:parent-style-name="Standard">
      <style:paragraph-properties fo:margin-left="0cm" fo:margin-right="-1.542cm" fo:text-indent="0cm" style:auto-text-indent="false"/>
      <style:text-properties style:font-name="Arial" fo:font-size="10pt" fo:font-weight="bold" style:font-size-asian="10pt" style:font-weight-asian="bold" style:font-name-complex="Arial" style:font-size-complex="10pt" style:font-weight-complex="bold"/>
    </style:style>
    <style:style style:name="P4" style:family="paragraph" style:parent-style-name="Standard">
      <style:paragraph-properties fo:margin-left="0cm" fo:margin-right="-1.542cm" fo:text-indent="0cm" style:auto-text-indent="false"/>
      <style:text-properties fo:color="#000080" style:font-name="Arial" fo:font-size="10pt" style:font-size-asian="10pt" style:font-name-complex="Arial" style:font-size-complex="10pt"/>
    </style:style>
    <style:style style:name="P5" style:family="paragraph" style:parent-style-name="Standard">
      <style:paragraph-properties fo:margin-left="0cm" fo:margin-right="-1.542cm" fo:text-indent="0cm" style:auto-text-indent="false"/>
      <style:text-properties fo:color="#333399" style:font-name="Arial" fo:font-size="10pt" style:font-size-asian="10pt" style:font-name-complex="Arial" style:font-size-complex="10pt"/>
    </style:style>
    <style:style style:name="P6" style:family="paragraph" style:parent-style-name="Standard" style:master-page-name="Standard">
      <style:paragraph-properties fo:margin-left="0cm" fo:margin-right="-1.542cm" fo:text-indent="0cm" style:auto-text-indent="false" style:page-number="auto"/>
      <style:text-properties fo:color="#000080" style:font-name="Arial" fo:font-size="10pt" style:font-size-asian="10pt" style:font-name-complex="Arial" style:font-size-complex="10pt"/>
    </style:style>
    <style:style style:name="P7" style:family="paragraph" style:parent-style-name="Standard" style:list-style-name="WW8Num1">
      <style:paragraph-properties fo:margin-left="1.905cm" fo:margin-right="-1.542cm" fo:text-indent="-0.635cm" style:auto-text-indent="false"/>
      <style:text-properties style:font-name="Arial" fo:font-size="10pt" style:font-size-asian="10pt" style:font-name-complex="Arial" style:font-size-complex="10pt"/>
    </style:style>
    <style:style style:name="P8" style:family="paragraph" style:parent-style-name="Standard" style:list-style-name="WW8Num3">
      <style:paragraph-properties fo:margin-left="1.905cm" fo:margin-right="-1.542cm" fo:text-indent="-0.635cm" style:auto-text-indent="false"/>
      <style:text-properties style:font-name="Arial" fo:font-size="10pt" style:font-size-asian="10pt" style:font-name-complex="Arial" style:font-size-complex="10pt"/>
    </style:style>
    <style:style style:name="P9" style:family="paragraph" style:parent-style-name="Standard" style:list-style-name="WW8Num1">
      <style:paragraph-properties fo:margin-left="1.905cm" fo:margin-right="-1.542cm" fo:text-indent="-0.635cm" style:auto-text-indent="false"/>
      <style:text-properties fo:color="#000080" style:font-name="Arial" fo:font-size="10pt" style:font-size-asian="10pt" style:font-name-complex="Arial" style:font-size-complex="10pt"/>
    </style:style>
    <style:style style:name="P10" style:family="paragraph" style:parent-style-name="Standard" style:list-style-name="WW8Num3">
      <style:paragraph-properties fo:margin-left="1.905cm" fo:margin-right="-1.542cm" fo:text-indent="-0.635cm" style:auto-text-indent="false"/>
      <style:text-properties fo:color="#000080" style:font-name="Arial" fo:font-size="10pt" style:font-size-asian="10pt" style:font-name-complex="Arial" style:font-size-complex="10pt"/>
    </style:style>
    <style:style style:name="P11" style:family="paragraph" style:parent-style-name="Standard" style:list-style-name="WW8Num3">
      <style:paragraph-properties fo:margin-left="1.905cm" fo:margin-right="-1.542cm" fo:text-indent="-0.635cm" style:auto-text-indent="false"/>
      <style:text-properties fo:color="#333399" style:font-name="Arial" fo:font-size="10pt" style:font-size-asian="10pt" style:font-name-complex="Arial" style:font-size-complex="10pt"/>
    </style:style>
    <style:style style:name="P12" style:family="paragraph" style:parent-style-name="Standard">
      <style:paragraph-properties fo:margin-left="1.27cm" fo:margin-right="-1.542cm" fo:text-indent="0cm" style:auto-text-indent="false"/>
      <style:text-properties style:font-name="Arial" fo:font-size="10pt" style:font-size-asian="10pt" style:font-name-complex="Arial" style:font-size-complex="10pt"/>
    </style:style>
    <style:style style:name="P13" style:family="paragraph" style:parent-style-name="Standard">
      <style:paragraph-properties fo:margin-left="1.27cm" fo:margin-right="-1.542cm" fo:text-indent="0cm" style:auto-text-indent="false"/>
      <style:text-properties fo:color="#333399" style:font-name="Arial" fo:font-size="10pt" style:font-size-asian="10pt" style:font-name-complex="Arial" style:font-size-complex="10pt"/>
    </style:style>
    <style:style style:name="P14" style:family="paragraph" style:parent-style-name="Standard">
      <style:paragraph-properties fo:margin-left="1.27cm" fo:margin-right="-1.542cm" fo:text-indent="0cm" style:auto-text-indent="false"/>
      <style:text-properties fo:color="#000080" style:font-name="Arial" fo:font-size="10pt" style:font-size-asian="10pt" style:font-name-complex="Arial" style:font-size-complex="10pt"/>
    </style:style>
    <style:style style:name="P15" style:family="paragraph" style:parent-style-name="Standard">
      <style:paragraph-properties fo:margin-left="2.54cm" fo:margin-right="-1.542cm" fo:text-indent="0cm" style:auto-text-indent="false"/>
      <style:text-properties style:font-name="Courier New" fo:font-size="10pt" style:font-size-asian="10pt" style:font-name-complex="Courier New" style:font-size-complex="10pt"/>
    </style:style>
    <style:style style:name="P16" style:family="paragraph" style:parent-style-name="Standard">
      <style:paragraph-properties fo:margin-left="2.54cm" fo:margin-right="-1.542cm" fo:text-indent="0.635cm" style:auto-text-indent="false"/>
      <style:text-properties fo:color="#000080" style:font-name="Arial" fo:font-size="10pt" style:font-size-asian="10pt" style:font-name-complex="Arial" style:font-size-complex="10pt"/>
    </style:style>
    <style:style style:name="P17" style:family="paragraph" style:parent-style-name="Standard">
      <style:paragraph-properties fo:margin-left="1.905cm" fo:margin-right="-1.542cm" fo:text-indent="1.27cm" style:auto-text-indent="false"/>
      <style:text-properties fo:color="#000080" style:font-name="Arial" fo:font-size="10pt" style:font-size-asian="10pt" style:font-name-complex="Arial" style:font-size-complex="10pt"/>
    </style:style>
    <style:style style:name="P18" style:family="paragraph" style:parent-style-name="Standard">
      <style:paragraph-properties fo:margin-left="1.27cm" fo:margin-right="-1.542cm" fo:text-indent="0.635cm" style:auto-text-indent="false"/>
      <style:text-properties style:font-name="Arial" fo:font-size="10pt" style:font-size-asian="10pt" style:font-name-complex="Arial" style:font-size-complex="10pt"/>
    </style:style>
    <style:style style:name="P19" style:family="paragraph" style:parent-style-name="Standard" style:list-style-name="WW8Num2">
      <style:paragraph-properties fo:margin-left="1.27cm" fo:margin-right="-1.542cm" fo:text-indent="-0.635cm" style:auto-text-indent="false"/>
    </style:style>
    <style:style style:name="P20" style:family="paragraph" style:parent-style-name="Standard" style:list-style-name="WW8Num2">
      <style:paragraph-properties fo:margin-left="1.27cm" fo:margin-right="-1.542cm" fo:text-indent="-0.635cm" style:auto-text-indent="false"/>
      <style:text-properties style:font-name="Arial" fo:font-size="10pt" style:font-size-asian="10pt" style:font-name-complex="Arial" style:font-size-complex="10pt"/>
    </style:style>
    <style:style style:name="P21" style:family="paragraph" style:parent-style-name="Standard" style:list-style-name="WW8Num2">
      <style:paragraph-properties fo:margin-left="1.27cm" fo:margin-right="-1.542cm" fo:text-indent="-0.635cm" style:auto-text-indent="false"/>
      <style:text-properties fo:color="#333399" style:font-name="Arial" fo:font-size="10pt" style:font-size-asian="10pt" style:font-name-complex="Arial" style:font-size-complex="10pt"/>
    </style:style>
    <style:style style:name="P22" style:family="paragraph" style:parent-style-name="Standard" style:list-style-name="WW8Num2">
      <style:paragraph-properties fo:margin-left="1.27cm" fo:margin-right="-1.542cm" fo:text-indent="-0.635cm" style:auto-text-indent="false"/>
      <style:text-properties fo:color="#333399" style:font-name="Verdana" fo:font-size="10pt" style:font-size-asian="10pt" style:font-name-complex="Verdana" style:font-size-complex="10pt"/>
    </style:style>
    <style:style style:name="P23" style:family="paragraph" style:parent-style-name="Standard" style:list-style-name="WW8Num2">
      <style:paragraph-properties fo:margin-left="1.27cm" fo:margin-right="-1.542cm" fo:text-indent="-0.635cm" style:auto-text-indent="false"/>
      <style:text-properties fo:color="#333399" style:font-name="Courier New" fo:font-size="9pt" style:font-size-asian="9pt" style:font-name-complex="Courier New" style:font-size-complex="9pt"/>
    </style:style>
    <style:style style:name="P24" style:family="paragraph" style:parent-style-name="Standard">
      <style:paragraph-properties fo:margin-left="0.635cm" fo:margin-right="-1.542cm" fo:text-indent="0cm" style:auto-text-indent="false"/>
      <style:text-properties style:font-name="Arial" fo:font-size="10pt" style:font-size-asian="10pt" style:font-name-complex="Arial" style:font-size-complex="10pt"/>
    </style:style>
    <style:style style:name="P25" style:family="paragraph" style:parent-style-name="Standard">
      <style:paragraph-properties fo:margin-left="0.635cm" fo:margin-right="-1.542cm" fo:text-indent="0cm" style:auto-text-indent="false"/>
      <style:text-properties fo:color="#333399" style:font-name="Arial" fo:font-size="10pt" style:font-size-asian="10pt" style:font-name-complex="Arial" style:font-size-complex="10pt"/>
    </style:style>
    <style:style style:name="P26" style:family="paragraph" style:parent-style-name="Standard">
      <style:paragraph-properties fo:margin-left="0.635cm" fo:margin-right="-1.542cm" fo:text-indent="0.635cm" style:auto-text-indent="false"/>
      <style:text-properties fo:color="#333399" style:font-name="Arial" fo:font-size="10pt" style:font-size-asian="10pt" style:font-name-complex="Arial" style:font-size-complex="10pt"/>
    </style:style>
    <style:style style:name="T1" style:family="text">
      <style:text-properties fo:color="#000080" style:font-name="Arial" fo:font-size="10pt" style:font-size-asian="10pt" style:font-name-complex="Arial" style:font-size-complex="10pt"/>
    </style:style>
    <style:style style:name="T2" style:family="text">
      <style:text-properties fo:color="#333399" style:font-name="Arial" fo:font-size="10pt" style:font-size-asian="10pt" style:font-name-complex="Arial" style:font-size-complex="10pt"/>
    </style:style>
    <style:style style:name="T3" style:family="text">
      <style:text-properties fo:color="#333399" style:font-name="Arial" fo:font-size="10pt" fo:font-weight="bold" style:font-size-asian="10pt" style:font-weight-asian="bold" style:font-name-complex="Arial" style:font-size-complex="10pt" style:font-weight-complex="bold"/>
    </style:style>
    <style:style style:name="T4" style:family="text">
      <style:text-properties fo:color="#333399" style:font-name="Courier New" fo:font-size="9pt" style:font-size-asian="9pt" style:font-name-complex="Courier New" style:font-size-complex="9pt"/>
    </style:style>
    <style:style style:name="T5" style:family="text">
      <style:text-properties fo:color="#333399" style:font-name="Courier New" fo:font-size="9pt" fo:font-weight="bold" style:font-size-asian="9pt" style:font-weight-asian="bold" style:font-name-complex="Courier New" style:font-size-complex="9pt" style:font-weight-complex="bold"/>
    </style:style>
    <style:style style:name="T6" style:family="text">
      <style:text-properties officeooo:rsid="0014dc00"/>
    </style:style>
    <text:list-style style:name="L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0g RAC install questions</text:p>
      <text:p text:style-name="P4"/>
      <text:list xml:id="list8441134351952563845" text:style-name="WW8Num1">
        <text:list-item>
          <text:p text:style-name="P7">How do you check if the VIP addresses (private) are available through DNS ?</text:p>
        </text:list-item>
        <text:list-item>
          <text:p text:style-name="P9">nslookup vip-address</text:p>
        </text:list-item>
      </text:list>
      <text:p text:style-name="P2"/>
      <text:list xml:id="list594374668560964848" text:style-name="WW8Num3">
        <text:list-item>
          <text:p text:style-name="P8">During 10g RAC installation after running root.sh on all nodes in the Cluster VIPCA is invoked, configures the Virtual IP address but what is configured ?</text:p>
        </text:list-item>
        <text:list-item>
          <text:p text:style-name="P10">gsd, EM Agent, ONS (Oracle Notification Server) resource application for each node in the cluster.</text:p>
        </text:list-item>
      </text:list>
      <text:p text:style-name="P12"/>
      <text:list xml:id="list71012418909167" text:continue-numbering="true" text:style-name="WW8Num3">
        <text:list-item>
          <text:p text:style-name="P8">How are these (gsd, ons etc) managed (start/status/stop) ?</text:p>
        </text:list-item>
        <text:list-item>
          <text:p text:style-name="P10">Through the srvctl utility, e.g srvctl status nodeapps -n ERS1</text:p>
        </text:list-item>
      </text:list>
      <text:p text:style-name="P2"/>
      <text:list xml:id="list71012739293130" text:continue-numbering="true" text:style-name="WW8Num3">
        <text:list-item>
          <text:p text:style-name="P8">Oracle have produced a script to check on the status of your 10g RAC Cluster, what is it called ?</text:p>
        </text:list-item>
        <text:list-item>
          <text:p text:style-name="P10">Crs_stat (with –t option)</text:p>
        </text:list-item>
      </text:list>
      <text:p text:style-name="P15"/>
      <text:p text:style-name="P15">Name           Type           Target    State     Host</text:p>
      <text:p text:style-name="P15">------------------------------------------------------------</text:p>
      <text:p text:style-name="P15">ora....RS.lsnr application    ONLINE    ONLINE    ERS1</text:p>
      <text:p text:style-name="P15">ora.ERS1.gsd   application    ONLINE    ONLINE    ERS1</text:p>
      <text:p text:style-name="P15">ora.ERS1.ons   application    ONLINE    ONLINE    ERS1</text:p>
      <text:p text:style-name="P15">ora.ERS1.vip   application    ONLINE    ONLINE    ERS1</text:p>
      <text:p text:style-name="P15">ora....US.lsnr application    ONLINE    ONLINE    ERS2</text:p>
      <text:p text:style-name="P15">ora.ERS2.gsd   application    ONLINE    ONLINE    ERS2</text:p>
      <text:p text:style-name="P15">ora.ERS2.ons   application    ONLINE    ONLINE    ERS2</text:p>
      <text:p text:style-name="P15">ora.ERS2.vip   application    ONLINE    ONLINE    ERS2 and so on</text:p>
      <text:p text:style-name="P4"/>
      <text:list xml:id="list71013201810369" text:continue-numbering="true" text:style-name="WW8Num3">
        <text:list-item>
          <text:p text:style-name="P8">After install of 10g RAC and configuration of VIPCA, <text:span text:style-name="T6">how do you </text:span>create the listener files?</text:p>
        </text:list-item>
        <text:list-item>
          <text:p text:style-name="P11"><text:span text:style-name="T6">n</text:span>etca</text:p>
        </text:list-item>
      </text:list>
      <text:p text:style-name="P13"/>
      <text:list xml:id="list71011241447121" text:continue-numbering="true" text:style-name="WW8Num3">
        <text:list-item>
          <text:p text:style-name="P8">To check on the status of VIP, gsd, ONS and listener, command is ?</text:p>
        </text:list-item>
        <text:list-item>
          <text:p text:style-name="P10">srvctl status nodeapps -n ERS1</text:p>
        </text:list-item>
      </text:list>
      <text:p text:style-name="P16">VIP is running on node: ERS1</text:p>
      <text:p text:style-name="P17">GSD is running on node: ERS1</text:p>
      <text:p text:style-name="P17">Listener is running on node: ERS1</text:p>
      <text:p text:style-name="P17">ONS daemon is running on node: ERS1</text:p>
      <text:p text:style-name="P12"/>
      <text:list xml:id="list71012325680471" text:continue-numbering="true" text:style-name="WW8Num3">
        <text:list-item>
          <text:p text:style-name="P8">Oracle recommend to create 10g RAC databases through what utility ?</text:p>
        </text:list-item>
        <text:list-item>
          <text:p text:style-name="P10">dbca </text:p>
        </text:list-item>
      </text:list>
      <text:p text:style-name="P4"/>
      <text:list xml:id="list71011968500744" text:continue-numbering="true" text:style-name="WW8Num3">
        <text:list-item>
          <text:p text:style-name="P8">What is ASM ? and what effect does it have on Oracle.</text:p>
        </text:list-item>
        <text:list-item>
          <text:p text:style-name="P10">Automatic Storage Management, uses ASM disk groups (set of RAW disks). Creates another instance in mount mode, 1 instance per node. Given the name +ASM1, +ASM2 etc</text:p>
        </text:list-item>
      </text:list>
      <text:p text:style-name="P14"/>
      <text:list xml:id="list71012375585636" text:continue-numbering="true" text:style-name="WW8Num3">
        <text:list-item>
          <text:p text:style-name="P8">What is a split brain to do with RAC ?</text:p>
        </text:list-item>
        <text:list-item>
          <text:p text:style-name="P8">A split brain occurs when the nodes in a clusters lose communication with each other and become confused on which nodes are members of the cluster and which nodes are not (this occurs when nodes hang, or the interconnects fail). </text:p>
        </text:list-item>
      </text:list>
      <text:p text:style-name="P18">This is a very serious issue in a RAC environment because a split brain will cause the database to become corrupted.</text:p>
      <text:p text:style-name="P4"/>
      <text:list xml:id="list71012760524249" text:continue-numbering="true" text:style-name="WW8Num3">
        <text:list-item>
          <text:p text:style-name="P8">TAF is treated differently in 10g RAC, can you explain ?</text:p>
        </text:list-item>
        <text:list-item>
          <text:p text:style-name="P10">TAF in 9i was on tnsnames entries; in 10g RAC TAF is now done using a database service (service is defined for all resource for OLTP and DSS) also defined in the tnsnames.ora file for failover; </text:p>
        </text:list-item>
      </text:list>
      <text:p text:style-name="P2"/>
      <text:list xml:id="list71012621227970" text:continue-numbering="true" text:style-name="WW8Num3">
        <text:list-item>
          <text:p text:style-name="P8">How do you check the status of that service</text:p>
        </text:list-item>
        <text:list-item>
          <text:p text:style-name="P11">Through the srvctl utility e.g. srvctl status service -d ERS -s &lt;service_name&gt;"</text:p>
        </text:list-item>
      </text:list>
      <text:p text:style-name="P4"/>
      <text:p text:style-name="P2"><text:soft-page-break/>If the person has installed 10g RAC they will know all about these questions</text:p>
      <text:p text:style-name="P3"/>
      <text:list xml:id="list723515232933003876" text:style-name="WW8Num2">
        <text:list-item>
          <text:p text:style-name="P20">What are requirement for CRS (Cluster Ready Services) ?</text:p>
        </text:list-item>
        <text:list-item>
          <text:p text:style-name="P21">Own ORACLE_HOME for CRS, Domain Name Server (DNS) is a requirement of 10g</text:p>
        </text:list-item>
      </text:list>
      <text:p text:style-name="P5"/>
      <text:list xml:id="list71012745197136" text:continue-numbering="true" text:style-name="WW8Num2">
        <text:list-item>
          <text:p text:style-name="P20">How do you start / stop CRS ?</text:p>
        </text:list-item>
        <text:list-item>
          <text:p text:style-name="P21">To stop Cluster Ready Services (CRS) use the following as the root UNIX user account:</text:p>
        </text:list-item>
        <text:list-item>
          <text:p text:style-name="P21"># /etc/init.d/init.cssd stop</text:p>
        </text:list-item>
        <text:list-item>
          <text:p text:style-name="P21">To start Cluster Ready Services (CRS) use the following as the root UNIX user account:</text:p>
        </text:list-item>
        <text:list-item>
          <text:p text:style-name="P21"># /etc/init.d/init.cssd start</text:p>
        </text:list-item>
      </text:list>
      <text:p text:style-name="P5"/>
      <text:list xml:id="list71011802990806" text:continue-numbering="true" text:style-name="WW8Num2">
        <text:list-item>
          <text:p text:style-name="P21">CRS is called Oracle Clusterware in Release 2.</text:p>
        </text:list-item>
      </text:list>
      <text:p text:style-name="P2"/>
      <text:list xml:id="list71012557395293" text:continue-numbering="true" text:style-name="WW8Num2">
        <text:list-item>
          <text:p text:style-name="P20">10g RAC uses Virtual IP addresses (VIPs)  what are they ?</text:p>
        </text:list-item>
        <text:list-item>
          <text:p text:style-name="P21">VIPs are related to a NIC card for failover and automatically managed by CRS</text:p>
        </text:list-item>
        <text:list-item>
          <text:p text:style-name="P21">When installing 10g RAC, at least 2 network interfaces are required for each node: Public and Private Interface</text:p>
        </text:list-item>
      </text:list>
      <text:p text:style-name="P5"/>
      <text:list xml:id="list71012900208840" text:continue-numbering="true" text:style-name="WW8Num2">
        <text:list-item>
          <text:p text:style-name="P20">How do you identify  the interface name and associated IP address for every network adapter ? </text:p>
        </text:list-item>
        <text:list-item>
          <text:p text:style-name="P21">ifconfig -a</text:p>
        </text:list-item>
      </text:list>
      <text:p text:style-name="P5"/>
      <text:list xml:id="list71011482986825" text:continue-numbering="true" text:style-name="WW8Num2">
        <text:list-item>
          <text:p text:style-name="P20">How are VIPs configured into 10g RAC</text:p>
        </text:list-item>
        <text:list-item>
          <text:p text:style-name="P21">Through the VIPCA  (Virtual IP Configuration Assistant) that is called from running root.sh script after 10g RAC is installed.</text:p>
        </text:list-item>
      </text:list>
      <text:p text:style-name="P5"/>
      <text:list xml:id="list71012468532120" text:continue-numbering="true" text:style-name="WW8Num2">
        <text:list-item>
          <text:p text:style-name="P20">Also a prerequisite is to configure OCR and Voting Disk, what are they ?</text:p>
        </text:list-item>
        <text:list-item>
          <text:p text:style-name="P21">OCR (Oracle Cluster Registry - stores cluster configuration and cluster database configuration) </text:p>
        </text:list-item>
        <text:list-item>
          <text:p text:style-name="P21">Voting Disk (CSS - Cluster Synchronization Services) is used to arbitrate ownership of the cluster among cluster nodes in </text:p>
        </text:list-item>
        <text:list-item>
          <text:p text:style-name="P21">the event of a complete private network failure.</text:p>
        </text:list-item>
        <text:list-item>
          <text:p text:style-name="P21">Both have to be on RAW devices, unless using CFS. Both configured when installing CRS.</text:p>
        </text:list-item>
      </text:list>
      <text:p text:style-name="P5"/>
      <text:list xml:id="list71011424703923" text:continue-numbering="true" text:style-name="WW8Num2">
        <text:list-item>
          <text:p text:style-name="P20">After you have run root.sh which fires up VIPCA, what happens next ?</text:p>
        </text:list-item>
        <text:list-item>
          <text:p text:style-name="P22">Oracle CRS stack (background processes) starts up, and runs from /etc/inittab</text:p>
        </text:list-item>
        <text:list-item>
          <text:p text:style-name="P23">ps -eaf | grep crs</text:p>
        </text:list-item>
        <text:list-item>
          <text:p text:style-name="P23">    root   562   312  0 17:10:50 pts/2    0:00 grep crs</text:p>
        </text:list-item>
        <text:list-item>
          <text:p text:style-name="P19"><text:span text:style-name="T4">    root   455   414  1 17:10:35 ?        0:00 /u01/app/oracle/product/10.1.0/crs/bin/</text:span><text:span text:style-name="T5">crsd</text:span><text:span text:style-name="T4">.bin -1</text:span></text:p>
        </text:list-item>
        <text:list-item>
          <text:p text:style-name="P19"><text:span text:style-name="T4">  oracle   408     1  1 17:09:34 ?        0:01 /u01/app/oracle/product/10.1.0/crs/bin/</text:span><text:span text:style-name="T5">evmd</text:span><text:span text:style-name="T4">.bin</text:span></text:p>
        </text:list-item>
        <text:list-item>
          <text:p text:style-name="P19"><text:span text:style-name="T4">    root   414     1  1 17:09:34 ?        0:00 /u01/app/oracle/product/10.1.0/crs/bin/</text:span><text:span text:style-name="T5">crsd</text:span><text:span text:style-name="T4">.bin</text:span></text:p>
        </text:list-item>
        <text:list-item>
          <text:p text:style-name="P19"><text:span text:style-name="T4">  oracle   559   408  1 17:10:49 ?        0:00 /u01/app/oracle/product/10.1.0/crs/bin/</text:span><text:span text:style-name="T5">evmlogger</text:span><text:span text:style-name="T4">.bin -o /u01/app/oracle/product</text:span></text:p>
        </text:list-item>
        <text:list-item>
          <text:p text:style-name="P19"><text:span text:style-name="T4">    root   452     1  0 17:10:35 ?        0:00 /u01/app/oracle/product/10.1.0/crs/bin/</text:span><text:span text:style-name="T5">oprocd</text:span><text:span text:style-name="T4"> start -t 1000 -m</text:span></text:p>
        </text:list-item>
      </text:list>
      <text:p text:style-name="P25"/>
      <text:list xml:id="list71012571025535" text:continue-numbering="true" text:style-name="WW8Num2">
        <text:list-item>
          <text:p text:style-name="P20">What are the CRS background Processes ?</text:p>
        </text:list-item>
        <text:list-item>
          <text:p text:style-name="P19"><text:span text:style-name="T3">oprocd</text:span><text:span text:style-name="T2"> -- Process monitor for the cluster. Note that this process will only appear on platforms that do not use vendor clusterware with CRS.</text:span></text:p>
        </text:list-item>
        <text:list-item>
          <text:p text:style-name="P19"><text:span text:style-name="T3">evmd </text:span><text:span text:style-name="T2">-- Event manager daemon that starts the racgevt process to manage callouts.</text:span></text:p>
        </text:list-item>
        <text:list-item>
          <text:p text:style-name="P19"><text:span text:style-name="T3">ocssd</text:span><text:span text:style-name="T2"> -- Manages cluster node membership and runs as oracle user; failure of this process results in cluster restart.</text:span></text:p>
        </text:list-item>
        <text:list-item>
          <text:p text:style-name="P19"><text:span text:style-name="T3">crsd</text:span><text:span text:style-name="T2"> -- Performs high availability recovery and management operations such as maintaining the OCR. Also manages application resources </text:span></text:p>
        </text:list-item>
      </text:list>
      <text:p text:style-name="P26">and runs as root user and restarts automatically upon failure.</text:p>
      <text:p text:style-name="P24"/>
      <text:list xml:id="list71011745469735" text:continue-numbering="true" text:style-name="WW8Num2">
        <text:list-item>
          <text:p text:style-name="P20">How do you Clean Up after a failed CRS Install ?</text:p>
        </text:list-item>
        <text:list-item>
          <text:p text:style-name="P21">Run the rootdelete.sh script then the rootdeinstall.sh script from the $ORA_CRS_HOME/install directory</text:p>
        </text:list-item>
      </text:list>
      <text:p text:style-name="P5"><text:soft-page-break/></text:p>
      <text:list xml:id="list71011702177166" text:continue-numbering="true" text:style-name="WW8Num2">
        <text:list-item>
          <text:p text:style-name="P20">What are the differences between CRS Release 1 and CRS Release 2 (Oracle Clusterware)</text:p>
        </text:list-item>
        <text:list-item>
          <text:p text:style-name="P21">Cluster Verification Utility – script that checks on the status of the cluster before installing CRS and RAC.</text:p>
        </text:list-item>
        <text:list-item>
          <text:p text:style-name="P21">And on installing CRS you have the option of mirroring the OCR and Voting Disk from within Oracle</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333399"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80"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0g RAC install questions</dc:title>
    <meta:initial-creator>703049405</meta:initial-creator>
    <meta:creation-date>2006-10-02T10:46:00</meta:creation-date>
    <dc:creator>Udo </dc:creator>
    <dc:date>2014-05-17T07:10:10.901175694</dc:date>
    <meta:editing-cycles>2</meta:editing-cycles>
    <meta:editing-duration>P15824DT17H31M44S</meta:editing-duration>
    <meta:document-statistic meta:table-count="0" meta:image-count="0" meta:object-count="0" meta:page-count="3" meta:paragraph-count="79" meta:word-count="956" meta:character-count="5782" meta:non-whitespace-character-count="4750"/>
    <meta:generator>LibreOffice/4.1.3.2$Linux_x86 LibreOffice_project/410m0$Build-2</meta:generator>
  </office:meta>
</office:document-meta>
</file>